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/>
      <text:p text:style-name="P3">Projet Fin d’Etude 2021</text:p>
      <text:p text:style-name="P4"/>
      <text:p text:style-name="P5">Licence Professionnelle</text:p>
      <text:p text:style-name="P6"/>
      <text:p text:style-name="P7">IUT Belfort</text:p>
      <text:p text:style-name="Standard"/>
      <text:p text:style-name="Standard"/>
      <text:p text:style-name="Standard"/>
      <text:p text:style-name="Standard"/>
      <text:p text:style-name="Standard"/>
      <text:p text:style-name="P8">Application mobile Médiathèque</text:p>
      <text:p text:style-name="Standard"/>
      <text:p text:style-name="Standard">L’application mobile Médiathèque permet de stocker les données nécessaires à la gestion d’une mini-médiathèque virtuelle.</text:p>
      <text:p text:style-name="Standard"/>
      <text:p text:style-name="Standard">Cette<text:s/>application qui sera développée sur Android, gérera au minimum les données de CD (et éventuellement MP3) comme le nom de l’artiste, le titre de l’album<text:s/>etc.…<text:s/>mais également les données de livres comme le nom de l’auteur, le titre du livre etc...</text:p>
      <text:p text:style-name="Standard"/>
      <text:p text:style-name="Standard">Elle permettra de créer les entrées en base (avec lecture du code barre éventuellement), la recherche et<text:s/>la modification<text:s/>et la suppression<text:s/>de<text:s/>ces données.</text:p>
      <text:p text:style-name="Standard"/>
      <text:p text:style-name="Standard">Outre sa facilité d’utilisation grâce à son ergonomie de présentation des données (pochettes de CD, couverture de livres), elle offrira des fonctionnalités de gestion des données comme l’import/export de la base.</text:p>
      <text:p text:style-name="Standard"/>
      <text:p text:style-name="Standard">Par ailleurs, la base de la médiathèque devra être hébergée sur internet et consultable depuis un navigateur we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faka</dc:creator>
    <meta:creation-date>2021-05-04T19:09:00Z</meta:creation-date>
    <dc:date>2021-05-09T12:34:00Z</dc:date>
    <meta:template xlink:href="Normal.dotm" xlink:type="simple"/>
    <meta:editing-cycles>12</meta:editing-cycles>
    <meta:editing-duration>PT3420S</meta:editing-duration>
    <meta:document-statistic meta:page-count="1" meta:paragraph-count="1" meta:word-count="147" meta:character-count="960" meta:row-count="6" meta:non-whitespace-character-count="814"/>
  </office:meta>
</office:document-meta>
</file>